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données_réactions">
        <table:table-column/>
        <table:table-column/>
        <table:table-column/>
        <table:table-column/>
        <table:table-row>
          <table:table-cell office:value-type="string">
            <text:p>Réactions</text:p>
          </table:table-cell>
          <table:table-cell office:value-type="string">
            <text:p>Équations</text:p>
          </table:table-cell>
          <table:table-cell office:value-type="string">
            <text:p>Delta G de réaction (en KJ/mol)</text:p>
          </table:table-cell>
          <table:table-cell office:value-type="string">
            <text:p>Keq</text:p>
          </table:table-cell>
        </table:table-row>
        <table:table-row>
          <table:table-cell office:value-type="string">
            <text:p>ack</text:p>
          </table:table-cell>
          <table:table-cell office:value-type="string">
            <text:p>C00002 <text:s/>+ <text:s/>C00033 <text:s/>= <text:s/>C00008 <text:s/>+ <text:s/>C00227</text:p>
          </table:table-cell>
          <table:table-cell office:value-type="string">
            <text:p>13.990414860694358</text:p>
          </table:table-cell>
          <table:table-cell office:value-type="string">
            <text:p>0.0035387426203479476</text:p>
          </table:table-cell>
        </table:table-row>
        <table:table-row>
          <table:table-cell office:value-type="string">
            <text:p>acn</text:p>
          </table:table-cell>
          <table:table-cell office:value-type="string">
            <text:p>C00158 <text:s/>= <text:s/>C00311</text:p>
          </table:table-cell>
          <table:table-cell office:value-type="string">
            <text:p>6.8463788043668785</text:p>
          </table:table-cell>
          <table:table-cell office:value-type="string">
            <text:p>0.0631683577664957</text:p>
          </table:table-cell>
        </table:table-row>
        <table:table-row>
          <table:table-cell office:value-type="string">
            <text:p>ada</text:p>
          </table:table-cell>
          <table:table-cell office:value-type="string">
            <text:p>C00084 <text:s/>+ <text:s/>C00010 <text:s/>+ <text:s/>C00003 <text:s/>= <text:s/>C00024 <text:s/>+ <text:s/>C00004 <text:s/>+ <text:s/>C00080</text:p>
          </table:table-cell>
          <table:table-cell office:value-type="string">
            <text:p>-20.67776918543086</text:p>
          </table:table-cell>
          <table:table-cell office:value-type="string">
            <text:p>4195.560647149485</text:p>
          </table:table-cell>
        </table:table-row>
        <table:table-row>
          <table:table-cell office:value-type="string">
            <text:p>adh</text:p>
          </table:table-cell>
          <table:table-cell office:value-type="string">
            <text:p>C00469 <text:s/>+ <text:s/>C00003 <text:s/>= <text:s/>C00084 <text:s/>+ <text:s/>C00004 <text:s/>+ <text:s/>C00080</text:p>
          </table:table-cell>
          <table:table-cell office:value-type="string">
            <text:p>18.062499174643563</text:p>
          </table:table-cell>
          <table:table-cell office:value-type="string">
            <text:p>0.000684559141204628</text:p>
          </table:table-cell>
        </table:table-row>
        <table:table-row>
          <table:table-cell office:value-type="string">
            <text:p>ald</text:p>
          </table:table-cell>
          <table:table-cell office:value-type="string">
            <text:p>C05378 <text:s/>= <text:s/>C00111 <text:s/>+ <text:s/>C00118</text:p>
          </table:table-cell>
          <table:table-cell office:value-type="string">
            <text:p>22.047924530096907</text:p>
          </table:table-cell>
          <table:table-cell office:value-type="string">
            <text:p>0.00013713736768847064</text:p>
          </table:table-cell>
        </table:table-row>
        <table:table-row>
          <table:table-cell office:value-type="string">
            <text:p>csn</text:p>
          </table:table-cell>
          <table:table-cell office:value-type="string">
            <text:p>C00158 <text:s/>+ <text:s/>C00010 <text:s/>= <text:s/>C00024 <text:s/>+ <text:s/>C00001 <text:s/>+ <text:s/>C00036</text:p>
          </table:table-cell>
          <table:table-cell office:value-type="string">
            <text:p>38.76124177617329</text:p>
          </table:table-cell>
          <table:table-cell office:value-type="string">
            <text:p>1.6178802852762033e-07</text:p>
          </table:table-cell>
        </table:table-row>
        <table:table-row>
          <table:table-cell office:value-type="string">
            <text:p>cytbd</text:p>
          </table:table-cell>
          <table:table-cell office:value-type="string">
            <text:p>2 C00390 <text:s/>+ <text:s/>C00007 <text:s/>+ <text:s/>8 C00080 <text:s/>= <text:s/>2 C00399 <text:s/>+ <text:s/>2 C00001 <text:s/>+ <text:s/>8 C00080</text:p>
          </table:table-cell>
          <table:table-cell office:value-type="string">
            <text:p>-286.07391567420245</text:p>
          </table:table-cell>
          <table:table-cell office:value-type="string">
            <text:p>1.3205973087202195e+50</text:p>
          </table:table-cell>
        </table:table-row>
        <table:table-row>
          <table:table-cell office:value-type="string">
            <text:p>eda</text:p>
          </table:table-cell>
          <table:table-cell office:value-type="string">
            <text:p>C04442 <text:s/>= <text:s/>C00118 <text:s/>+ <text:s/>C00022</text:p>
          </table:table-cell>
          <table:table-cell office:value-type="string">
            <text:p>16.264350283992513</text:p>
          </table:table-cell>
          <table:table-cell office:value-type="string">
            <text:p>0.0014140037436122434</text:p>
          </table:table-cell>
        </table:table-row>
        <table:table-row>
          <table:table-cell office:value-type="string">
            <text:p>edd</text:p>
          </table:table-cell>
          <table:table-cell office:value-type="string">
            <text:p>C00345 <text:s/>= <text:s/>C04442 <text:s/>+ <text:s/>C00001</text:p>
          </table:table-cell>
          <table:table-cell office:value-type="string">
            <text:p>-42.84420216774356</text:p>
          </table:table-cell>
          <table:table-cell office:value-type="string">
            <text:p>32092025.750358466</text:p>
          </table:table-cell>
        </table:table-row>
        <table:table-row>
          <table:table-cell office:value-type="string">
            <text:p>fbp</text:p>
          </table:table-cell>
          <table:table-cell office:value-type="string">
            <text:p>C00354 <text:s/>+ <text:s/>C00001 <text:s/>= <text:s/>C00085 <text:s/>+ <text:s/>C00009</text:p>
          </table:table-cell>
          <table:table-cell office:value-type="string">
            <text:p>-11.832362776390504</text:p>
          </table:table-cell>
          <table:table-cell office:value-type="string">
            <text:p>118.31930722970638</text:p>
          </table:table-cell>
        </table:table-row>
        <table:table-row>
          <table:table-cell office:value-type="string">
            <text:p>frd</text:p>
          </table:table-cell>
          <table:table-cell office:value-type="string">
            <text:p>C15602 <text:s/>+ <text:s/>C00042 <text:s/>= <text:s/>C15603 <text:s/>+ <text:s/>C00122</text:p>
          </table:table-cell>
          <table:table-cell office:value-type="string">
            <text:p>-8.032864496495648</text:p>
          </table:table-cell>
          <table:table-cell office:value-type="string">
            <text:p>25.549080807136473</text:p>
          </table:table-cell>
        </table:table-row>
        <table:table-row>
          <table:table-cell office:value-type="string">
            <text:p>fum</text:p>
          </table:table-cell>
          <table:table-cell office:value-type="string">
            <text:p>C00149 <text:s/>= <text:s/>C00122 <text:s/>+ <text:s/>C00001</text:p>
          </table:table-cell>
          <table:table-cell office:value-type="string">
            <text:p>3.4246457741631957</text:p>
          </table:table-cell>
          <table:table-cell office:value-type="string">
            <text:p>0.2511855393676324</text:p>
          </table:table-cell>
        </table:table-row>
        <table:table-row>
          <table:table-cell office:value-type="string">
            <text:p>gap</text:p>
          </table:table-cell>
          <table:table-cell office:value-type="string">
            <text:p>C00118 <text:s/>+ <text:s/>C00009 <text:s/>+ <text:s/>C00003 <text:s/>= <text:s/>C00236 <text:s/>+ <text:s/>C00004 <text:s/>+ <text:s/>C00080</text:p>
          </table:table-cell>
          <table:table-cell office:value-type="string">
            <text:p>1.162463761099616</text:p>
          </table:table-cell>
          <table:table-cell office:value-type="string">
            <text:p>0.6256534275537214</text:p>
          </table:table-cell>
        </table:table-row>
        <table:table-row>
          <table:table-cell office:value-type="string">
            <text:p>gdh</text:p>
          </table:table-cell>
          <table:table-cell office:value-type="string">
            <text:p>C00025 <text:s/>+ <text:s/>C00006 <text:s/>+ <text:s/>C00001 <text:s/>= <text:s/>C00026 <text:s/>+ <text:s/>C00014 <text:s/>+ <text:s/>C00005 <text:s/>+ <text:s/>C00080</text:p>
          </table:table-cell>
          <table:table-cell office:value-type="string">
            <text:p>33.41782458848138</text:p>
          </table:table-cell>
          <table:table-cell office:value-type="string">
            <text:p>1.3967692389075574e-06</text:p>
          </table:table-cell>
        </table:table-row>
        <table:table-row>
          <table:table-cell office:value-type="string">
            <text:p>glh</text:p>
          </table:table-cell>
          <table:table-cell office:value-type="string">
            <text:p>C01236 <text:s/>+ <text:s/>C00001 <text:s/>= <text:s/>C00345</text:p>
          </table:table-cell>
          <table:table-cell office:value-type="string">
            <text:p>-25.37872803793556</text:p>
          </table:table-cell>
          <table:table-cell office:value-type="string">
            <text:p>27951.697570568966</text:p>
          </table:table-cell>
        </table:table-row>
        <table:table-row>
          <table:table-cell office:value-type="string">
            <text:p>gln</text:p>
          </table:table-cell>
          <table:table-cell office:value-type="string">
            <text:p>C00002 <text:s/>+ <text:s/>C00025 <text:s/>+ <text:s/>C00014 <text:s/>= <text:s/>C00008 <text:s/>+ <text:s/>C00009 <text:s/>+ <text:s/>C00064</text:p>
          </table:table-cell>
          <table:table-cell office:value-type="string">
            <text:p>-15.296216993936468</text:p>
          </table:table-cell>
          <table:table-cell office:value-type="string">
            <text:p>478.5533809207042</text:p>
          </table:table-cell>
        </table:table-row>
        <table:table-row>
          <table:table-cell office:value-type="string">
            <text:p>glt</text:p>
          </table:table-cell>
          <table:table-cell office:value-type="string">
            <text:p>2 C00025 <text:s/>+ <text:s/>C00006 <text:s/>= <text:s/>C00064 <text:s/>+ <text:s/>C00026 <text:s/>+ <text:s/>C00005 <text:s/>+ <text:s/>C00080</text:p>
          </table:table-cell>
          <table:table-cell office:value-type="string">
            <text:p>47.76336086848937</text:p>
          </table:table-cell>
          <table:table-cell office:value-type="string">
            <text:p>4.283074177548156e-09</text:p>
          </table:table-cell>
        </table:table-row>
        <table:table-row>
          <table:table-cell office:value-type="string">
            <text:p>icd</text:p>
          </table:table-cell>
          <table:table-cell office:value-type="string">
            <text:p>C00311 <text:s/>+ <text:s/>C00003 <text:s/>= <text:s/>C00026 <text:s/>+ <text:s/>C00011 <text:s/>+ <text:s/>C00004 <text:s/>+ <text:s/>C00080</text:p>
          </table:table-cell>
          <table:table-cell office:value-type="string">
            <text:p>5.403965122012778</text:p>
          </table:table-cell>
          <table:table-cell office:value-type="string">
            <text:p>0.11303516993317127</text:p>
          </table:table-cell>
        </table:table-row>
        <table:table-row>
          <table:table-cell office:value-type="string">
            <text:p>icl</text:p>
          </table:table-cell>
          <table:table-cell office:value-type="string">
            <text:p>C00311 <text:s/>= <text:s/>C00042 <text:s/>+ <text:s/>C00048</text:p>
          </table:table-cell>
          <table:table-cell office:value-type="string">
            <text:p>9.535847191245885</text:p>
          </table:table-cell>
          <table:table-cell office:value-type="string">
            <text:p>0.0213451343460461</text:p>
          </table:table-cell>
        </table:table-row>
        <table:table-row>
          <table:table-cell office:value-type="string">
            <text:p>kgd</text:p>
          </table:table-cell>
          <table:table-cell office:value-type="string">
            <text:p>C00026 <text:s/>+ <text:s/>C00010 <text:s/>+ <text:s/>C00003 <text:s/>= <text:s/>C00091 <text:s/>+ <text:s/>C00011 <text:s/>+ <text:s/>C00004 <text:s/>+ <text:s/>C00080</text:p>
          </table:table-cell>
          <table:table-cell office:value-type="string">
            <text:p>-28.214429651680575</text:p>
          </table:table-cell>
          <table:table-cell office:value-type="string">
            <text:p>87746.39058629931</text:p>
          </table:table-cell>
        </table:table-row>
        <table:table-row>
          <table:table-cell office:value-type="string">
            <text:p>ldh</text:p>
          </table:table-cell>
          <table:table-cell office:value-type="string">
            <text:p>C00186 <text:s/>+ <text:s/>C00003 <text:s/>= <text:s/>C00022 <text:s/>+ <text:s/>C00004 <text:s/>+ <text:s/>C00080</text:p>
          </table:table-cell>
          <table:table-cell office:value-type="string">
            <text:p>23.708883675875995</text:p>
          </table:table-cell>
          <table:table-cell office:value-type="string">
            <text:p>7.017011119713345e-05</text:p>
          </table:table-cell>
        </table:table-row>
        <table:table-row>
          <table:table-cell office:value-type="string">
            <text:p>mas</text:p>
          </table:table-cell>
          <table:table-cell office:value-type="string">
            <text:p>C00149 <text:s/>+ <text:s/>C00010 <text:s/>= <text:s/>C00024 <text:s/>+ <text:s/>C00001 <text:s/>+ <text:s/>C00048</text:p>
          </table:table-cell>
          <table:table-cell office:value-type="string">
            <text:p>38.652118421576255</text:p>
          </table:table-cell>
          <table:table-cell office:value-type="string">
            <text:p>1.6906940774087757e-07</text:p>
          </table:table-cell>
        </table:table-row>
        <table:table-row>
          <table:table-cell office:value-type="string">
            <text:p>mdh</text:p>
          </table:table-cell>
          <table:table-cell office:value-type="string">
            <text:p>C00149 <text:s/>+ <text:s/>C00003 <text:s/>= <text:s/>C00036 <text:s/>+ <text:s/>C00004 <text:s/>+ <text:s/>C00080</text:p>
          </table:table-cell>
          <table:table-cell office:value-type="string">
            <text:p>26.50293016623118</text:p>
          </table:table-cell>
          <table:table-cell office:value-type="string">
            <text:p>2.2731555778701547e-05</text:p>
          </table:table-cell>
        </table:table-row>
        <table:table-row>
          <table:table-cell office:value-type="string">
            <text:p>me</text:p>
          </table:table-cell>
          <table:table-cell office:value-type="string">
            <text:p>C00149 <text:s/>+ <text:s/>C00003 <text:s/>= <text:s/>C00022 <text:s/>+ <text:s/>C00011 <text:s/>+ <text:s/>C00004 <text:s/>+ <text:s/>C00080</text:p>
          </table:table-cell>
          <table:table-cell office:value-type="string">
            <text:p>12.104950519884824</text:p>
          </table:table-cell>
          <table:table-cell office:value-type="string">
            <text:p>0.007571578302820123</text:p>
          </table:table-cell>
        </table:table-row>
        <table:table-row>
          <table:table-cell office:value-type="string">
            <text:p>nad-thd</text:p>
          </table:table-cell>
          <table:table-cell office:value-type="string">
            <text:p>C00005 <text:s/>+ <text:s/>C00003 <text:s/>= <text:s/>C00006 <text:s/>+ <text:s/>C00004</text:p>
          </table:table-cell>
          <table:table-cell office:value-type="string">
            <text:p>-0.002144094989034784</text:p>
          </table:table-cell>
          <table:table-cell office:value-type="string">
            <text:p>1.0008653404927395</text:p>
          </table:table-cell>
        </table:table-row>
        <table:table-row>
          <table:table-cell office:value-type="string">
            <text:p>nadh-dh</text:p>
          </table:table-cell>
          <table:table-cell office:value-type="string">
            <text:p>C00399 <text:s/>+ <text:s/>C00004 <text:s/>+ <text:s/>C00080 <text:s/>+ <text:s/>4 C00080 <text:s/>= <text:s/>C00390 <text:s/>+ <text:s/>C00003 <text:s/>+ <text:s/>4 C00080</text:p>
          </table:table-cell>
          <table:table-cell office:value-type="string">
            <text:p>-82.2853941739395</text:p>
          </table:table-cell>
          <table:table-cell office:value-type="string">
            <text:p>260963341060848.56</text:p>
          </table:table-cell>
        </table:table-row>
        <table:table-row>
          <table:table-cell office:value-type="string">
            <text:p>pdh</text:p>
          </table:table-cell>
          <table:table-cell office:value-type="string">
            <text:p>C00022 <text:s/>+ <text:s/>C00010 <text:s/>+ <text:s/>C00003 <text:s/>= <text:s/>C00024 <text:s/>+ <text:s/>C00011 <text:s/>+ <text:s/>C00004 <text:s/>+ <text:s/>C00080</text:p>
          </table:table-cell>
          <table:table-cell office:value-type="string">
            <text:p>-34.226838870158645</text:p>
          </table:table-cell>
          <table:table-cell office:value-type="string">
            <text:p>992239.2321205351</text:p>
          </table:table-cell>
        </table:table-row>
        <table:table-row>
          <table:table-cell office:value-type="string">
            <text:p>pfk</text:p>
          </table:table-cell>
          <table:table-cell office:value-type="string">
            <text:p>C00002 <text:s/>+ <text:s/>C05345 <text:s/>= <text:s/>C00008 <text:s/>+ <text:s/>C05378</text:p>
          </table:table-cell>
          <table:table-cell office:value-type="string">
            <text:p>-21.05010908198642</text:p>
          </table:table-cell>
          <table:table-cell office:value-type="string">
            <text:p>4875.562865107302</text:p>
          </table:table-cell>
        </table:table-row>
        <table:table-row>
          <table:table-cell office:value-type="string">
            <text:p>pfl</text:p>
          </table:table-cell>
          <table:table-cell office:value-type="string">
            <text:p>C00024 <text:s/>+ <text:s/>C00058 <text:s/>= <text:s/>C00010 <text:s/>+ <text:s/>C00022</text:p>
          </table:table-cell>
          <table:table-cell office:value-type="string">
            <text:p>19.814039438597177</text:p>
          </table:table-cell>
          <table:table-cell office:value-type="string">
            <text:p>0.00033770486837900534</text:p>
          </table:table-cell>
        </table:table-row>
        <table:table-row>
          <table:table-cell office:value-type="string">
            <text:p>pgd</text:p>
          </table:table-cell>
          <table:table-cell office:value-type="string">
            <text:p>C00345 <text:s/>+ <text:s/>C00006 <text:s/>= <text:s/>C00199 <text:s/>+ <text:s/>C00011 <text:s/>+ <text:s/>C00005 <text:s/>+ <text:s/>C00080</text:p>
          </table:table-cell>
          <table:table-cell office:value-type="string">
            <text:p>10.314309751522842</text:p>
          </table:table-cell>
          <table:table-cell office:value-type="string">
            <text:p>0.015592313704836979</text:p>
          </table:table-cell>
        </table:table-row>
        <table:table-row>
          <table:table-cell office:value-type="string">
            <text:p>pgh</text:p>
          </table:table-cell>
          <table:table-cell office:value-type="string">
            <text:p>C00631 <text:s/>= <text:s/>C00074 <text:s/>+ <text:s/>C00001</text:p>
          </table:table-cell>
          <table:table-cell office:value-type="string">
            <text:p>-3.8108419943564513</text:p>
          </table:table-cell>
          <table:table-cell office:value-type="string">
            <text:p>4.65230074473971</text:p>
          </table:table-cell>
        </table:table-row>
        <table:table-row>
          <table:table-cell office:value-type="string">
            <text:p>pgi</text:p>
          </table:table-cell>
          <table:table-cell office:value-type="string">
            <text:p>C00668 <text:s/>= <text:s/>C05345</text:p>
          </table:table-cell>
          <table:table-cell office:value-type="string">
            <text:p>-1.1506968221266334</text:p>
          </table:table-cell>
          <table:table-cell office:value-type="string">
            <text:p>1.590759694596199</text:p>
          </table:table-cell>
        </table:table-row>
        <table:table-row>
          <table:table-cell office:value-type="string">
            <text:p>pgk</text:p>
          </table:table-cell>
          <table:table-cell office:value-type="string">
            <text:p>C00002 <text:s/>+ <text:s/>C00197 <text:s/>= <text:s/>C00008 <text:s/>+ <text:s/>C00236</text:p>
          </table:table-cell>
          <table:table-cell office:value-type="string">
            <text:p>19.549800047385673</text:p>
          </table:table-cell>
          <table:table-cell office:value-type="string">
            <text:p>0.00037569259567920123</text:p>
          </table:table-cell>
        </table:table-row>
        <table:table-row>
          <table:table-cell office:value-type="string">
            <text:p>pgm</text:p>
          </table:table-cell>
          <table:table-cell office:value-type="string">
            <text:p>C00631 <text:s/>= <text:s/>C00197</text:p>
          </table:table-cell>
          <table:table-cell office:value-type="string">
            <text:p>-4.474954330214274</text:p>
          </table:table-cell>
          <table:table-cell office:value-type="string">
            <text:p>6.081653924672437</text:p>
          </table:table-cell>
        </table:table-row>
        <table:table-row>
          <table:table-cell office:value-type="string">
            <text:p>ppc</text:p>
          </table:table-cell>
          <table:table-cell office:value-type="string">
            <text:p>C00009 <text:s/>+ <text:s/>C00036 <text:s/>= <text:s/>C00001 <text:s/>+ <text:s/>C00074 <text:s/>+ <text:s/>C00011</text:p>
          </table:table-cell>
          <table:table-cell office:value-type="string">
            <text:p>40.27109358321334</text:p>
          </table:table-cell>
          <table:table-cell office:value-type="string">
            <text:p>8.798670862338851e-08</text:p>
          </table:table-cell>
        </table:table-row>
        <table:table-row>
          <table:table-cell office:value-type="string">
            <text:p>ppck</text:p>
          </table:table-cell>
          <table:table-cell office:value-type="string">
            <text:p>C00002 <text:s/>+ <text:s/>C00036 <text:s/>= <text:s/>C00008 <text:s/>+ <text:s/>C00074 <text:s/>+ <text:s/>C00011</text:p>
          </table:table-cell>
          <table:table-cell office:value-type="string">
            <text:p>10.629340309269907</text:p>
          </table:table-cell>
          <table:table-cell office:value-type="string">
            <text:p>0.013731454018760672</text:p>
          </table:table-cell>
        </table:table-row>
        <table:table-row>
          <table:table-cell office:value-type="string">
            <text:p>pps</text:p>
          </table:table-cell>
          <table:table-cell office:value-type="string">
            <text:p>C00002 <text:s/>+ <text:s/>C00022 <text:s/>+ <text:s/>C00001 <text:s/>= <text:s/>C00020 <text:s/>+ <text:s/>C00074 <text:s/>+ <text:s/>C00009</text:p>
          </table:table-cell>
          <table:table-cell office:value-type="string">
            <text:p>-4.948892478519838</text:p>
          </table:table-cell>
          <table:table-cell office:value-type="string">
            <text:p>7.363032110150544</text:p>
          </table:table-cell>
        </table:table-row>
        <table:table-row>
          <table:table-cell office:value-type="string">
            <text:p>pta</text:p>
          </table:table-cell>
          <table:table-cell office:value-type="string">
            <text:p>C00024 <text:s/>+ <text:s/>C00009 <text:s/>= <text:s/>C00010 <text:s/>+ <text:s/>C00227</text:p>
          </table:table-cell>
          <table:table-cell office:value-type="string">
            <text:p>8.672467245030674</text:p>
          </table:table-cell>
          <table:table-cell office:value-type="string">
            <text:p>0.03023882638339996</text:p>
          </table:table-cell>
        </table:table-row>
        <table:table-row>
          <table:table-cell office:value-type="string">
            <text:p>pts</text:p>
          </table:table-cell>
          <table:table-cell office:value-type="string">
            <text:p>C04261 <text:s/>+ <text:s/>C00031 <text:s/>= <text:s/>C00615 <text:s/>+ <text:s/>C00668</text:p>
          </table:table-cell>
          <table:table-cell office:value-type="string">
            <text:p>-887.142842280743</text:p>
          </table:table-cell>
          <table:table-cell office:value-type="string">
            <text:p>2.687508406127218e+155</text:p>
          </table:table-cell>
        </table:table-row>
        <table:table-row>
          <table:table-cell office:value-type="string">
            <text:p>pyk</text:p>
          </table:table-cell>
          <table:table-cell office:value-type="string">
            <text:p>C00002 <text:s/>+ <text:s/>C00022 <text:s/>= <text:s/>C00008 <text:s/>+ <text:s/>C00074</text:p>
          </table:table-cell>
          <table:table-cell office:value-type="string">
            <text:p>25.02731995561632</text:p>
          </table:table-cell>
          <table:table-cell office:value-type="string">
            <text:p>4.122486758591231e-05</text:p>
          </table:table-cell>
        </table:table-row>
        <table:table-row>
          <table:table-cell office:value-type="string">
            <text:p>rpe</text:p>
          </table:table-cell>
          <table:table-cell office:value-type="string">
            <text:p>C00199 <text:s/>= <text:s/>C00231</text:p>
          </table:table-cell>
          <table:table-cell office:value-type="string">
            <text:p>-3.3881578544159083</text:p>
          </table:table-cell>
          <table:table-cell office:value-type="string">
            <text:p>3.9229484717636804</text:p>
          </table:table-cell>
        </table:table-row>
        <table:table-row>
          <table:table-cell office:value-type="string">
            <text:p>rpi</text:p>
          </table:table-cell>
          <table:table-cell office:value-type="string">
            <text:p>C00117 <text:s/>= <text:s/>C00199</text:p>
          </table:table-cell>
          <table:table-cell office:value-type="string">
            <text:p>2.140929724765954</text:p>
          </table:table-cell>
          <table:table-cell office:value-type="string">
            <text:p>0.421603754160855</text:p>
          </table:table-cell>
        </table:table-row>
        <table:table-row>
          <table:table-cell office:value-type="string">
            <text:p>scs</text:p>
          </table:table-cell>
          <table:table-cell office:value-type="string">
            <text:p>C00002 <text:s/>+ <text:s/>C00042 <text:s/>+ <text:s/>C00010 <text:s/>= <text:s/>C00008 <text:s/>+ <text:s/>C00009 <text:s/>+ <text:s/>C00091</text:p>
          </table:table-cell>
          <table:table-cell office:value-type="string">
            <text:p>-1.2140582230074415</text:p>
          </table:table-cell>
          <table:table-cell office:value-type="string">
            <text:p>1.631945433878554</text:p>
          </table:table-cell>
        </table:table-row>
        <table:table-row>
          <table:table-cell office:value-type="string">
            <text:p>sdh</text:p>
          </table:table-cell>
          <table:table-cell office:value-type="string">
            <text:p>C15602 <text:s/>+ <text:s/>C00042 <text:s/>= <text:s/>C15603 <text:s/>+ <text:s/>C00122</text:p>
          </table:table-cell>
          <table:table-cell office:value-type="string">
            <text:p>-8.032864496495648</text:p>
          </table:table-cell>
          <table:table-cell office:value-type="string">
            <text:p>25.549080807136473</text:p>
          </table:table-cell>
        </table:table-row>
        <table:table-row>
          <table:table-cell office:value-type="string">
            <text:p>tal</text:p>
          </table:table-cell>
          <table:table-cell office:value-type="string">
            <text:p>C05382 <text:s/>+ <text:s/>C00118 <text:s/>= <text:s/>C00279 <text:s/>+ <text:s/>C00085</text:p>
          </table:table-cell>
          <table:table-cell office:value-type="string">
            <text:p>-0.9380787429734596</text:p>
          </table:table-cell>
          <table:table-cell office:value-type="string">
            <text:p>1.4600019306957444</text:p>
          </table:table-cell>
        </table:table-row>
        <table:table-row>
          <table:table-cell office:value-type="string">
            <text:p>tim</text:p>
          </table:table-cell>
          <table:table-cell office:value-type="string">
            <text:p>C00118 <text:s/>= <text:s/>C00111</text:p>
          </table:table-cell>
          <table:table-cell office:value-type="string">
            <text:p>-5.617742386692498</text:p>
          </table:table-cell>
          <table:table-cell office:value-type="string">
            <text:p>9.643632431497108</text:p>
          </table:table-cell>
        </table:table-row>
        <table:table-row>
          <table:table-cell office:value-type="string">
            <text:p>tkt1</text:p>
          </table:table-cell>
          <table:table-cell office:value-type="string">
            <text:p>C05382 <text:s/>+ <text:s/>C00118 <text:s/>= <text:s/>C00117 <text:s/>+ <text:s/>C00231</text:p>
          </table:table-cell>
          <table:table-cell office:value-type="string">
            <text:p>3.8328502792565473</text:p>
          </table:table-cell>
          <table:table-cell office:value-type="string">
            <text:p>0.21304743955339417</text:p>
          </table:table-cell>
        </table:table-row>
        <table:table-row>
          <table:table-cell office:value-type="string">
            <text:p>tkt2</text:p>
          </table:table-cell>
          <table:table-cell office:value-type="string">
            <text:p>C00085 <text:s/>+ <text:s/>C00118 <text:s/>= <text:s/>C00279 <text:s/>+ <text:s/>C00231</text:p>
          </table:table-cell>
          <table:table-cell office:value-type="string">
            <text:p>10.302600299524045</text:p>
          </table:table-cell>
          <table:table-cell office:value-type="string">
            <text:p>0.015666142956275452</text:p>
          </table:table-cell>
        </table:table-row>
        <table:table-row>
          <table:table-cell office:value-type="string">
            <text:p>zwf</text:p>
          </table:table-cell>
          <table:table-cell office:value-type="string">
            <text:p>C00092 <text:s/>+ <text:s/>C00006 <text:s/>= <text:s/>C01236 <text:s/>+ <text:s/>C00005 <text:s/>+ <text:s/>C00080</text:p>
          </table:table-cell>
          <table:table-cell office:value-type="string">
            <text:p>-6.822034681511923</text:p>
          </table:table-cell>
          <table:table-cell office:value-type="string">
            <text:p>15.676000566829632</text:p>
          </table:table-cell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4-04-11T14:51:24.515128</meta:creation-date>
    <dc:date>2024-04-11T14:51:24.526297</dc:date>
    <meta:generator>http://pypi.python.org/pypi/ezodf/0.1.0$Python3.11.7 (main, Dec 15 2023, 18:12:31) [GCC 11.2.0]</meta:generator>
    <meta:document-statistic/>
    <meta:editing-cycles>1</meta:editing-cycles>
  </office:meta>
</office:document-meta>
</file>